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normal attack plus two shield strikes, if all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Medium Armo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vy Armo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office:value-type="string">
            <text:p>Passive</text:p>
          </table:table-cell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1])" office:value-type="float" office:value="61">
            <text:p>61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4/12/2009</text:date>, <text:time>15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09-12-14T15:53:06</dc:date>
    <dc:language>fr-FR</dc:language>
    <meta:editing-cycles>47</meta:editing-cycles>
    <meta:editing-duration>PT13H17M43S</meta:editing-duration>
    <dc:creator>Nicolas Casalini</dc:creator>
    <meta:document-statistic meta:table-count="2" meta:cell-count="182" meta:object-count="0"/>
    <meta:user-defined meta:name="Info 1"/>
    <meta:user-defined meta:name="Info 2"/>
    <meta:user-defined meta:name="Info 3"/>
    <meta:user-defined meta:name="Info 4"/>
  </office:meta>
</office:document-meta>
</file>